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1" svg:font-family="'Nimbus Sans L'" style:font-pitch="variable"/>
    <style:font-face style:name="URW Bookman L" svg:font-family="'URW Bookman L'" style:font-adornments="Demi Bold Italic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75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5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fo:font-size="20pt"/>
    </style:style>
    <style:style style:name="ce2" style:family="table-cell" style:parent-style-name="Default">
      <style:text-properties fo:color="#00ffff" style:font-name="URW Bookman L" fo:font-size="20pt" fo:font-style="italic" fo:font-weight="bold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4" style:family="table-cell" style:parent-style-name="Default">
      <style:table-cell-properties fo:border-bottom="0.002cm solid #000000" fo:background-color="#e6e6e6" style:text-align-source="fix" style:repeat-content="false" fo:border-left="0.035cm solid #000000" fo:border-right="0.035cm solid #000000" fo:border-top="0.035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5" style:family="table-cell" style:parent-style-name="Default">
      <style:table-cell-properties fo:border-bottom="none" fo:border-left="0.035cm solid #000000" fo:border-right="0.035cm solid #000000" fo:border-top="none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035cm solid #000000" fo:border-left="0.035cm solid #000000" fo:border-right="0.035cm solid #000000" fo:border-top="none"/>
      <style:text-properties fo:font-size="12pt" style:font-size-asian="12pt" style:font-size-complex="12pt"/>
    </style:style>
    <style:style style:name="ce7" style:family="table-cell" style:parent-style-name="Default" style:data-style-name="N3">
      <style:table-cell-properties fo:border-bottom="none" fo:border-left="0.035cm solid #000000" fo:border-right="0.035cm solid #000000" fo:border-top="none"/>
      <style:text-properties fo:font-size="12pt" style:font-size-asian="12pt" style:font-size-complex="12pt"/>
    </style:style>
    <style:style style:name="ce8" style:family="table-cell" style:parent-style-name="Default" style:data-style-name="N3">
      <style:table-cell-properties fo:border-bottom="0.035cm solid #000000" fo:border-left="0.035cm solid #000000" fo:border-right="0.035cm solid #000000" fo:border-top="none"/>
      <style:text-properties fo:font-size="12pt" style:font-size-asian="12pt" style:font-size-complex="12pt"/>
    </style:style>
    <style:style style:name="gr1" style:family="graphic">
      <style:graphic-properties draw:ole-draw-aspect="1"/>
    </style:style>
  </office:automatic-styles>
  <office:body>
    <office:spreadsheet>
      <table:table table:name="Gráfico de Ejemplo" table:style-name="ta1" table:print="false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2">
          <table:table-cell/>
          <table:table-cell table:style-name="ce1" office:value-type="string">
            <text:p>Usuarios de la web de Guadalinex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3">
          <table:table-cell/>
          <table:table-cell table:style-name="ce2" office:value-type="string">
            <text:p><text:a xlink:href="http://www.guadalinex.org/">www.guadalinex.org</text:a></text:p>
          </table:table-cell>
          <table:table-cell table:number-columns-repeated="3"/>
          <table:table-cell>
            <draw:frame table:end-cell-address="'Gráfico de Ejemplo'.M19" table:end-x="2.148cm" table:end-y="0.319cm" draw:z-index="0" draw:style-name="gr1" svg:width="17.954cm" svg:height="8.171cm" svg:x="0.001cm" svg:y="0.033cm">
              <draw:object draw:notify-on-update-of-ranges="'Gráfico de Ejemplo'.C9:'Gráfico de Ejemplo'.C9 'Gráfico de Ejemplo'.C10:'Gráfico de Ejemplo'.C15 'Gráfico de Ejemplo'.D9:'Gráfico de Ejemplo'.D9 'Gráfico de Ejemplo'.D10:'Gráfico de Ejemplo'.D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 table:number-rows-repeated="4">
          <table:table-cell table:number-columns-repeated="6"/>
        </table:table-row>
        <table:table-row table:style-name="ro4">
          <table:table-cell table:number-columns-repeated="2"/>
          <table:table-cell table:style-name="ce4" office:value-type="string">
            <text:p>Año</text:p>
          </table:table-cell>
          <table:table-cell table:style-name="ce4" office:value-type="string">
            <text:p>Usuarios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5" office:value-type="float" office:value="2003">
            <text:p>2003</text:p>
          </table:table-cell>
          <table:table-cell table:style-name="ce7" office:value-type="float" office:value="1244">
            <text:p>1.244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5" office:value-type="float" office:value="2004">
            <text:p>2004</text:p>
          </table:table-cell>
          <table:table-cell table:style-name="ce7" table:formula="oooc:=7548+[.D10]" office:value-type="float" office:value="8792">
            <text:p>8.792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5" office:value-type="float" office:value="2005">
            <text:p>2005</text:p>
          </table:table-cell>
          <table:table-cell table:style-name="ce7" table:formula="oooc:=10456+[.D11]" office:value-type="float" office:value="19248">
            <text:p>19.248</text:p>
          </table:table-cell>
          <table:table-cell table:number-columns-repeated="2"/>
        </table:table-row>
        <table:table-row table:style-name="ro4">
          <table:table-cell/>
          <table:table-cell table:style-name="ce3"/>
          <table:table-cell table:style-name="ce5" office:value-type="float" office:value="2006">
            <text:p>2006</text:p>
          </table:table-cell>
          <table:table-cell table:style-name="ce7" office:value-type="float" office:value="28210">
            <text:p>28.210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5" office:value-type="float" office:value="2007">
            <text:p>2007</text:p>
          </table:table-cell>
          <table:table-cell table:style-name="ce7" table:formula="oooc:=4454+[.D13]" office:value-type="float" office:value="32664">
            <text:p>32.664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6" office:value-type="float" office:value="2008">
            <text:p>2008</text:p>
          </table:table-cell>
          <table:table-cell table:style-name="ce8" table:formula="oooc:=6493+[.D14]" office:value-type="float" office:value="39157">
            <text:p>39.157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1" svg:font-family="'Nimbus Sans L'" style:font-pitch="variable"/>
    <style:font-face style:name="URW Bookman L" svg:font-family="'URW Bookman L'" style:font-adornments="Demi Bold Italic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s" fo:country="ES" style:font-name-asian="Nimbus Sans L1" style:language-asian="zxx" style:country-asian="none" style:font-name-complex="Nimbus Sans L1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s" fo:country="E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13">13/05/2009</text:date>, <text:time>17:57:1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5-12-20T19:54:09</meta:creation-date>
    <dc:creator>test</dc:creator>
    <dc:date>2009-05-13T17:57:16</dc:date>
    <dc:language>es-ES</dc:language>
    <meta:editing-cycles>5</meta:editing-cycles>
    <meta:editing-duration>PT22M11S</meta:editing-duration>
    <meta:user-defined meta:name="Info 1"/>
    <meta:user-defined meta:name="Info 2"/>
    <meta:user-defined meta:name="Info 3"/>
    <meta:user-defined meta:name="Info 4"/>
    <meta:document-statistic meta:table-count="1" meta:cell-count="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'Nimbus Sans L'" style:font-family-generic="swiss" style:font-pitch="variable" fo:font-size="15.1255960464478pt" style:font-family-asian="'Nimbus Sans L'" style:font-pitch-asian="variable" style:font-size-asian="15.1255960464478pt" style:font-family-complex="'Nimbus Sans L'" style:font-pitch-complex="variable" style:font-size-complex="15.1255960464478pt"/>
    </style:style>
    <style:style style:name="ch3" style:family="chart">
      <style:graphic-properties draw:fill="none" draw:fill-color="#d9d9d9"/>
      <style:text-properties fo:font-family="'Nimbus Sans L'" style:font-family-generic="swiss" style:font-pitch="variable" fo:font-size="10pt" style:font-family-asian="'Nimbus Sans L'" style:font-pitch-asian="variable" style:font-size-asian="6.5pt" style:font-family-complex="'Nimbus Sans L'" style:font-pitch-complex="variable" style:font-size-complex="6.5pt"/>
    </style:style>
    <style:style style:name="ch4" style:family="chart">
      <style:chart-properties chart:three-dimensional="true" chart:solid-type="cylinder" chart:connect-bars="false"/>
      <style:graphic-properties draw:stroke="none" draw:stroke-linejoin="round" draw:fill-image-width="0cm" draw:fill-image-height="0cm" draw:fill-image-ref-point="center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9.60000038146973pt" style:font-family-asian="'Nimbus Sans L'" style:font-pitch-asian="variable" style:font-size-asian="9.60000038146973pt" style:font-family-complex="'Nimbus Sans L'" style:font-pitch-complex="variable" style:font-size-complex="9.60000038146973pt"/>
    </style:style>
    <style:style style:name="ch6" style:family="chart">
      <style:chart-properties style:direction="ltr"/>
      <style:graphic-properties draw:stroke="none" draw:fill="none"/>
      <style:text-properties fo:font-family="'Nimbus Sans L'" style:font-family-generic="swiss" style:font-pitch="variable" fo:font-size="10.5294208526611pt" style:font-family-asian="'Nimbus Sans L'" style:font-pitch-asian="variable" style:font-size-asian="10.5294208526611pt" style:font-family-complex="'Nimbus Sans L'" style:font-pitch-complex="variable" style:font-size-complex="10.5294208526611pt"/>
    </style:style>
    <style:style style:name="ch7" style:family="chart" style:data-style-name="N3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9.60000038146973pt" style:font-family-asian="'Nimbus Sans L'" style:font-pitch-asian="variable" style:font-size-asian="9.60000038146973pt" style:font-family-complex="'Nimbus Sans L'" style:font-pitch-complex="variable" style:font-size-complex="9.60000038146973pt"/>
    </style:style>
    <style:style style:name="ch8" style:family="chart">
      <style:chart-properties style:rotation-angle="90" style:direction="ltr"/>
      <style:graphic-properties draw:stroke="none" draw:fill="none"/>
      <style:text-properties fo:font-family="'Nimbus Sans L'" style:font-family-generic="swiss" style:font-pitch="variable" fo:font-size="10.5294208526611pt" style:font-family-asian="'Nimbus Sans L'" style:font-pitch-asian="variable" style:font-size-asian="10.5294208526611pt" style:font-family-complex="'Nimbus Sans L'" style:font-pitch-complex="variable" style:font-size-complex="10.5294208526611pt"/>
    </style:style>
    <style:style style:name="ch9" style:family="chart" style:data-style-name="N3">
      <style:chart-properties chart:display-label="true" chart:tick-marks-major-inner="false" chart:tick-marks-major-outer="true" chart:logarithmic="false" chart:text-overlap="false" chart:reverse-direction="false" text:line-break="fals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9.60000038146973pt" style:font-family-asian="'Nimbus Sans L'" style:font-pitch-asian="variable" style:font-size-asian="9.60000038146973pt" style:font-family-complex="'Nimbus Sans L'" style:font-pitch-complex="variable" style:font-size-complex="9.60000038146973pt"/>
    </style:style>
    <style:style style:name="ch10" style:family="chart">
      <style:chart-properties chart:solid-type="cylinder"/>
      <style:graphic-properties draw:stroke="none" draw:fill-color="#ff6f00" dr3d:edge-rounding="5%"/>
      <style:text-properties fo:font-family="'Nimbus Sans L'" style:font-family-generic="swiss" style:font-pitch="variable" fo:font-size="8.30000019073486pt" style:font-family-asian="'Nimbus Sans L'" style:font-pitch-asian="variable" style:font-size-asian="8.30000019073486pt" style:font-family-complex="'Nimbus Sans L'" style:font-pitch-complex="variable" style:font-size-complex="8.30000019073486pt"/>
    </style:style>
    <style:style style:name="ch11" style:family="chart">
      <style:graphic-properties draw:stroke="none" draw:fill="none" draw:fill-color="#d9d9d9"/>
    </style:style>
    <style:style style:name="ch12" style:family="chart">
      <style:graphic-properties draw:stroke="none" draw:fill-color="#999999"/>
    </style:style>
  </office:automatic-styles>
  <office:body>
    <office:chart>
      <chart:chart svg:width="17.955cm" svg:height="8.172cm" chart:class="chart:bar" chart:style-name="ch1">
        <chart:title svg:x="5.461cm" svg:y="0.162cm" chart:style-name="ch2">
          <text:p>¡ Guadalinex avanza !</text:p>
        </chart:title>
        <chart:legend chart:legend-position="end" svg:x="15.328cm" svg:y="5.888cm" chart:style-name="ch3"/>
        <chart:plot-area chart:style-name="ch4" table:cell-range-address="'Gráfico de Ejemplo'.C9:'Gráfico de Ejemplo'.D15" chart:data-source-has-labels="both" svg:x="0.355cm" svg:y="1.15cm" svg:width="14.034cm" svg:height="6.856cm" dr3d:vrp="(18671.1552186098 10703.9502092629 24333.0319114703)" dr3d:vpn="(9509.17781134263 3967.46843259394 20403.0319114703)" dr3d:vup="(-12549897489.0223 168555000104.113 -26927244819.0818)" dr3d:projection="perspective" dr3d:distance="3.93cm" dr3d:focal-length="8cm" dr3d:shadow-slant="0" dr3d:shade-mode="gouraud" dr3d:ambient-color="#666666" dr3d:lighting-mode="false">
          <dr3d:light dr3d:diffuse-color="#cccccc" dr3d:direction="(0.57735026918963 0.57735026918963 0.57735026918963)" dr3d:enabled="false" dr3d:specular="true"/>
          <dr3d:light dr3d:diffuse-color="#cccccc" dr3d:direction="(0.57735026918963 0.57735026918963 0.57735026918963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chart:axis chart:dimension="x" chart:name="primary-x" chart:style-name="ch5">
            <chart:title svg:x="6.925cm" svg:y="7.545cm" chart:style-name="ch6">
              <text:p>Año</text:p>
            </chart:title>
            <chart:categories table:cell-range-address="'Gráfico de Ejemplo'.C10:'Gráfico de Ejemplo'.C15"/>
            <chart:grid chart:class="major"/>
          </chart:axis>
          <chart:axis chart:dimension="y" chart:name="primary-y" chart:style-name="ch7">
            <chart:title svg:x="0.001cm" svg:y="5.172cm" chart:style-name="ch8">
              <text:p>Usuarios</text:p>
            </chart:title>
            <chart:grid chart:class="major"/>
          </chart:axis>
          <chart:axis chart:dimension="z" chart:name="primary-z" chart:style-name="ch9"/>
          <chart:series chart:style-name="ch10" chart:values-cell-range-address="'Gráfico de Ejemplo'.D10:'Gráfico de Ejemplo'.D15" chart:label-cell-address="'Gráfico de Ejemplo'.D9:'Gráfico de Ejemplo'.D9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uarios</text:p>
              </table:table-cell>
            </table:table-row>
          </table:table-header-rows>
          <table:table-rows>
            <table:table-row>
              <table:table-cell office:value-type="string">
                <text:p>2003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8792">
                <text:p>8792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19248">
                <text:p>19248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28210">
                <text:p>28210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32664">
                <text:p>32664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39157">
                <text:p>391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